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38b33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4abce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b2ebe" officeooo:paragraph-rsid="001b2ebe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c8590" officeooo:paragraph-rsid="001c8590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dc983" officeooo:paragraph-rsid="001dc983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de492" officeooo:paragraph-rsid="001de492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fbf43" officeooo:paragraph-rsid="001fbf43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216aa8" officeooo:paragraph-rsid="00216aa8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d56a2" officeooo:paragraph-rsid="001c8590" fo:background-color="transparent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d56a2" officeooo:paragraph-rsid="001d56a2" fo:background-color="transparent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dc983" officeooo:paragraph-rsid="001dc983" fo:background-color="transparent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fbf43" officeooo:paragraph-rsid="001de492" fo:background-color="transparent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fbf43" officeooo:paragraph-rsid="001fbf43" fo:background-color="transparent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16aa8" officeooo:paragraph-rsid="00216aa8" fo:background-color="transparent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48818" officeooo:paragraph-rsid="00248818" fo:background-color="transparent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682dd" officeooo:paragraph-rsid="002682dd" fo:background-color="transparent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272f8c" officeooo:paragraph-rsid="00272f8c" fo:background-color="transparent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1ce4a" officeooo:paragraph-rsid="00138b33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aebd" officeooo:paragraph-rsid="0014abce" fo:background-color="transparent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efdb" officeooo:paragraph-rsid="0017efdb" fo:background-color="transparent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font-style="normal" style:text-underline-style="none" fo:font-weight="normal" officeooo:rsid="0027de76" officeooo:paragraph-rsid="0027de7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font-size="16pt" fo:font-style="normal" style:text-underline-style="none" fo:font-weight="normal" officeooo:rsid="0028c1b6" officeooo:paragraph-rsid="0028c1b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138b33"/>
    </style:style>
    <style:style style:name="P26" style:family="paragraph" style:parent-style-name="Standard">
      <style:paragraph-properties fo:text-align="start" style:justify-single-word="false"/>
      <style:text-properties officeooo:rsid="00138b33" officeooo:paragraph-rsid="00138b33"/>
    </style:style>
    <style:style style:name="P27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27de76" officeooo:paragraph-rsid="00272f8c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>
      <style:text-properties fo:font-size="16pt" fo:font-weight="normal" officeooo:rsid="002949df" officeooo:paragraph-rsid="002949df" fo:background-color="transparent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2949df" officeooo:paragraph-rsid="002ea0d9" fo:background-color="transparent" style:font-size-asian="14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216aa8" officeooo:paragraph-rsid="00216aa8" fo:background-color="transparent" style:font-size-asian="14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2ccf83" officeooo:paragraph-rsid="002ccf83" fo:background-color="transparent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2ccf83" officeooo:paragraph-rsid="002ea0d9" fo:background-color="transparent" style:font-size-asian="14pt" style:font-weight-asian="normal" style:font-size-complex="16pt" style:font-weight-complex="normal"/>
    </style:style>
    <style:style style:name="T1" style:family="text">
      <style:text-properties fo:font-size="16pt" fo:font-weight="bold" officeooo:rsid="00138b33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4abce" style:font-size-asian="14pt" style:font-weight-asian="bold" style:font-size-complex="16pt" style:font-weight-complex="bold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38b33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4abce" style:font-size-asian="14pt" style:font-weight-asian="normal" style:font-size-complex="16pt" style:font-weight-complex="normal"/>
    </style:style>
    <style:style style:name="T6" style:family="text">
      <style:text-properties fo:font-size="16pt" fo:font-style="italic" style:text-underline-style="solid" style:text-underline-width="auto" style:text-underline-color="font-color" fo:font-weight="normal" officeooo:rsid="00138b33" style:font-size-asian="14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6pt" fo:font-style="italic" style:text-underline-style="solid" style:text-underline-width="auto" style:text-underline-color="font-color" fo:font-weight="normal" officeooo:rsid="00138b33" fo:background-color="#ffff00" loext:char-shading-value="0" style:font-size-asian="14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8pt" fo:font-weight="bold" officeooo:rsid="0011ce4a" fo:background-color="#ffff00" loext:char-shading-value="0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2bdeb" fo:background-color="#ffff00" loext:char-shading-value="0" style:font-size-asian="18pt" style:font-weight-asian="bold" style:font-size-complex="18pt" style:font-weight-complex="bold"/>
    </style:style>
    <style:style style:name="T10" style:family="text">
      <style:text-properties officeooo:rsid="0015aeb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aebd" style:font-weight-asian="bold" style:font-weight-complex="bold"/>
    </style:style>
    <style:style style:name="T13" style:family="text">
      <style:text-properties fo:font-weight="bold" officeooo:rsid="0027de76" style:font-weight-asian="bold" style:font-weight-complex="bold"/>
    </style:style>
    <style:style style:name="T14" style:family="text">
      <style:text-properties fo:font-weight="bold" officeooo:rsid="002ae6cf" style:font-weight-asian="bold" style:font-weight-complex="bold"/>
    </style:style>
    <style:style style:name="T15" style:family="text">
      <style:text-properties fo:font-weight="bold" officeooo:rsid="002ea0d9" style:font-weight-asian="bold" style:font-weight-complex="bold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d56a2" fo:background-color="#ffff00" loext:char-shading-value="0"/>
    </style:style>
    <style:style style:name="T20" style:family="text">
      <style:text-properties officeooo:rsid="00248818" fo:background-color="#ffff00" loext:char-shading-value="0"/>
    </style:style>
    <style:style style:name="T21" style:family="text">
      <style:text-properties officeooo:rsid="00272f8c" fo:background-color="#ffff00" loext:char-shading-value="0"/>
    </style:style>
    <style:style style:name="T22" style:family="text">
      <style:text-properties officeooo:rsid="0027de76" fo:background-color="#ffff00" loext:char-shading-value="0"/>
    </style:style>
    <style:style style:name="T23" style:family="text">
      <style:text-properties officeooo:rsid="0028c1b6" fo:background-color="#ffff00" loext:char-shading-value="0"/>
    </style:style>
    <style:style style:name="T24" style:family="text">
      <style:text-properties officeooo:rsid="00290d55" fo:background-color="#ffff00" loext:char-shading-value="0"/>
    </style:style>
    <style:style style:name="T25" style:family="text">
      <style:text-properties officeooo:rsid="002ae6cf" fo:background-color="#ffff00" loext:char-shading-value="0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2ea0d9" fo:background-color="#ffff00" loext:char-shading-value="0"/>
    </style:style>
    <style:style style:name="T28" style:family="text">
      <style:text-properties officeooo:rsid="002ea0d9" fo:background-color="#ffff00" loext:char-shading-value="0"/>
    </style:style>
    <style:style style:name="T29" style:family="text">
      <style:text-properties style:text-underline-style="solid" style:text-underline-width="auto" style:text-underline-color="font-color" officeooo:rsid="0015aebd" fo:background-color="#ffff00" loext:char-shading-value="0"/>
    </style:style>
    <style:style style:name="T30" style:family="text">
      <style:text-properties style:text-underline-style="solid" style:text-underline-width="auto" style:text-underline-color="font-color" officeooo:rsid="00290d55" fo:background-color="#ffff00" loext:char-shading-value="0"/>
    </style:style>
    <style:style style:name="T31" style:family="text">
      <style:text-properties style:text-underline-style="solid" style:text-underline-width="auto" style:text-underline-color="font-color" officeooo:rsid="002ea0d9" fo:background-color="#ffff00" loext:char-shading-value="0"/>
    </style:style>
    <style:style style:name="T32" style:family="text">
      <style:text-properties style:text-underline-style="solid" style:text-underline-width="auto" style:text-underline-color="font-color" fo:background-color="transparent" loext:char-shading-value="0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ae6cf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ea0d9" style:font-weight-asian="bold" style:font-weight-complex="bold"/>
    </style:style>
    <style:style style:name="T36" style:family="text">
      <style:text-properties style:text-underline-style="none" officeooo:rsid="0015aebd" fo:background-color="transparent" loext:char-shading-value="0"/>
    </style:style>
    <style:style style:name="T37" style:family="text">
      <style:text-properties style:text-underline-style="none" officeooo:rsid="0015aebd" fo:background-color="#ffff00" loext:char-shading-value="0"/>
    </style:style>
    <style:style style:name="T38" style:family="text">
      <style:text-properties officeooo:rsid="001933bf"/>
    </style:style>
    <style:style style:name="T39" style:family="text">
      <style:text-properties officeooo:rsid="001a9bcd"/>
    </style:style>
    <style:style style:name="T40" style:family="text">
      <style:text-properties officeooo:rsid="001b2ebe"/>
    </style:style>
    <style:style style:name="T41" style:family="text">
      <style:text-properties officeooo:rsid="001c8590"/>
    </style:style>
    <style:style style:name="T42" style:family="text">
      <style:text-properties officeooo:rsid="001d56a2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1d56a2" fo:background-color="transparent" loext:char-shading-value="0"/>
    </style:style>
    <style:style style:name="T45" style:family="text">
      <style:text-properties officeooo:rsid="001fbf43" fo:background-color="transparent" loext:char-shading-value="0"/>
    </style:style>
    <style:style style:name="T46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47" style:family="text">
      <style:text-properties fo:font-style="italic" style:text-underline-style="solid" style:text-underline-width="auto" style:text-underline-color="font-color" officeooo:rsid="00248818" style:font-style-asian="italic" style:font-style-complex="italic"/>
    </style:style>
    <style:style style:name="T48" style:family="text">
      <style:text-properties fo:font-style="italic" style:text-underline-style="solid" style:text-underline-width="auto" style:text-underline-color="font-color" officeooo:rsid="0027de76" style:font-style-asian="italic" style:font-style-complex="italic"/>
    </style:style>
    <style:style style:name="T49" style:family="text">
      <style:text-properties fo:font-style="italic" style:text-underline-style="solid" style:text-underline-width="auto" style:text-underline-color="font-color" officeooo:rsid="0028c1b6" style:font-style-asian="italic" style:font-style-complex="italic"/>
    </style:style>
    <style:style style:name="T5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officeooo:rsid="00248818" fo:background-color="#ffff00" loext:char-shading-value="0" style:font-style-asian="italic" style:font-style-complex="italic"/>
    </style:style>
    <style:style style:name="T52" style:family="text">
      <style:text-properties officeooo:rsid="00248818"/>
    </style:style>
    <style:style style:name="T53" style:family="text">
      <style:text-properties officeooo:rsid="002682dd"/>
    </style:style>
    <style:style style:name="T54" style:family="text">
      <style:text-properties officeooo:rsid="00272f8c"/>
    </style:style>
    <style:style style:name="T55" style:family="text">
      <style:text-properties officeooo:rsid="0027de76"/>
    </style:style>
    <style:style style:name="T56" style:family="text">
      <style:text-properties fo:font-style="normal" officeooo:rsid="0027de76" fo:background-color="#ffff00" loext:char-shading-value="0" style:font-style-asian="normal" style:font-style-complex="normal"/>
    </style:style>
    <style:style style:name="T57" style:family="text">
      <style:text-properties officeooo:rsid="0028c1b6"/>
    </style:style>
    <style:style style:name="T58" style:family="text">
      <style:text-properties officeooo:rsid="00290d55"/>
    </style:style>
    <style:style style:name="T59" style:family="text">
      <style:text-properties officeooo:rsid="002ae6cf"/>
    </style:style>
    <style:style style:name="T60" style:family="text">
      <style:text-properties officeooo:rsid="002ea0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8">JavaScript Terms </text:span><text:span text:style-name="T9">And Tips</text:span></text:p>
      <text:p text:style-name="P20"/>
      <text:p text:style-name="P20"/>
      <text:p text:style-name="P25"><text:span text:style-name="T4">1. </text:span><text:span text:style-name="T1">Const</text:span><text:span text:style-name="T4">: <text:s/></text:span><text:span text:style-name="T6">Capital-named constants</text:span><text:span text:style-name="T4"> are only used as </text:span><text:span text:style-name="T7">aliases</text:span><text:span text:style-name="T4"> for ‘hard-<text:tab/><text:tab/><text:tab/>coded’ values.</text:span></text:p>
      <text:p text:style-name="P2"><text:tab/> <text:s text:c="7"/>Const can’t be re-assigned.</text:p>
      <text:p text:style-name="P25"><text:span text:style-name="T4"><text:tab/> <text:s text:c="7"/>Const </text:span><text:span text:style-name="T6">must be intialized</text:span><text:span text:style-name="T4"> with some value else will give error.</text:span></text:p>
      <text:p text:style-name="P2"/>
      <text:p text:style-name="P26"><text:span text:style-name="T3">2. </text:span><text:span text:style-name="T2">Special Numeric Values</text:span><text:span text:style-name="T5">: Infinity, -Infinity and NaN.</text:span></text:p>
      <text:p text:style-name="P3"/>
      <text:p text:style-name="P4">3. <text:span text:style-name="T12">Error in JS</text:span><text:span text:style-name="T10"> : If you do, </text:span><text:span text:style-name="T29">typeof null</text:span><text:span text:style-name="T36">, in js. It will give ‘</text:span><text:span text:style-name="T37">object</text:span><text:span text:style-name="T36">’.</text:span></text:p>
      <text:p text:style-name="P21"><text:tab/><text:tab/><text:tab/>That’s an offically error in typeof behaviour, coming from</text:p>
      <text:p text:style-name="P21"><text:tab/><text:tab/><text:tab/>the early days of Js.</text:p>
      <text:p text:style-name="P21"/>
      <text:p text:style-name="P22">4. <text:span text:style-name="T11">Explicit Conversions</text:span>: Number( value ), <text:s/>String( value ), <text:tab/><text:tab/><text:tab/><text:tab/><text:tab/><text:tab/><text:tab/> <text:s text:c="4"/><text:span text:style-name="T38">Boolean( value ), </text:span><text:span text:style-name="T40">+ ( unary plus)</text:span></text:p>
      <text:p text:style-name="P1"/>
      <text:p text:style-name="P1"><text:tab/><text:tab/><text:tab/><text:tab/><text:span text:style-name="T39">Ex: console.log(Number (‘-0’) ) <text:s/>===&gt; 0</text:span></text:p>
      <text:p text:style-name="P1"><text:tab/><text:tab/><text:tab/><text:tab/><text:span text:style-name="T40">Ex: console.log( +‘123’ ) <text:tab/><text:tab/>===&gt; 123</text:span></text:p>
      <text:p text:style-name="P1"><text:tab/><text:tab/><text:tab/><text:tab/><text:span text:style-name="T40">Ex: console.log( +false ) <text:tab/><text:tab/>===&gt; 0</text:span></text:p>
      <text:p text:style-name="P1"/>
      <text:p text:style-name="P5">The <text:span text:style-name="T18">unary + </text:span>actually does the <text:span text:style-name="T18">same thing as Number(value)</text:span>, but is shorter.</text:p>
      <text:p text:style-name="P5"/>
      <text:p text:style-name="P5">5. If we are getting values from HTML form fields, they are usually</text:p>
      <text:p text:style-name="P5"><text:s text:c="4"/>Strings</text:p>
      <text:p text:style-name="P5"/>
      <text:p text:style-name="P5">6. <text:span text:style-name="T41">All operators return a value.</text:span></text:p>
      <text:p text:style-name="P5"/>
      <text:p text:style-name="P6">7. <text:span text:style-name="T42">Comma Operator: The comma operator allows us to evaluate several</text:span></text:p>
      <text:p text:style-name="P6"><text:tab/><text:tab/><text:tab/><text:tab/><text:span text:style-name="T42">expressions, dividing them with a comma </text:span><text:span text:style-name="T19">,</text:span><text:span text:style-name="T44"> Each</text:span></text:p>
      <text:p text:style-name="P11"><text:tab/><text:tab/><text:tab/><text:tab/>of them is evaluated but only the result of the last</text:p>
      <text:p text:style-name="P11"><text:tab/><text:tab/><text:tab/><text:tab/>one is returned.</text:p>
      <text:p text:style-name="P12"><text:s text:c="2"/>Example: let value = (1 + 2, 3 + 4 );</text:p>
      <text:p text:style-name="P12"><text:tab/><text:tab/>alert ( value ) ==&gt; 7</text:p>
      <text:p text:style-name="P12"/>
      <text:p text:style-name="P7"><text:span text:style-name="T43">8. </text:span><text:span text:style-name="T16">In non-strict mode</text:span></text:p>
      <text:p text:style-name="P7"><text:span text:style-name="T43"><text:s text:c="4"/></text:span><text:span text:style-name="T18">We can define variable without being declared</text:span><text:span text:style-name="T43">, Hence no error will be </text:span></text:p>
      <text:p text:style-name="P13"><text:s text:c="4"/>thrown. </text:p>
      <text:p text:style-name="P13"><text:tab/>i.e num = 101; console.log(num) ==&gt; 101</text:p>
      <text:p text:style-name="P7"><text:soft-page-break/><text:span text:style-name="T43">But in </text:span><text:span text:style-name="T16">Strict mode</text:span><text:span text:style-name="T43">, we can’t do that. We </text:span><text:span text:style-name="T18">have to declare a variable before defining it</text:span><text:span text:style-name="T43">.</text:span></text:p>
      <text:p text:style-name="P13">i.e ‘using strict’<text:tab/><text:tab/><text:tab/>// Makes the js to behave as modern way</text:p>
      <text:p text:style-name="P13"><text:s text:c="6"/>num = 101;</text:p>
      <text:p text:style-name="P13"><text:s text:c="6"/>console.log(num)<text:tab/><text:tab/>==&gt; ERROR</text:p>
      <text:p text:style-name="P13"/>
      <text:p text:style-name="P13">We have to do this,</text:p>
      <text:p text:style-name="P13"><text:tab/>‘using strict’</text:p>
      <text:p text:style-name="P13"><text:tab/>let num = 101;<text:tab/><text:tab/>// decalring first, then defining the value to it.</text:p>
      <text:p text:style-name="P13"><text:tab/>cosnole.log(num)<text:tab/>// 101</text:p>
      <text:p text:style-name="P13"/>
      <text:p text:style-name="P8"><text:span text:style-name="T43">9. </text:span><text:span text:style-name="T45">lowercases &gt; uppercase in Js due to the internal encoding table Js uses(Unicode)</text:span></text:p>
      <text:p text:style-name="P14"/>
      <text:p text:style-name="P9"><text:span text:style-name="T43">10. </text:span><text:span text:style-name="T16">Strange result</text:span><text:span text:style-name="T43">: </text:span><text:span text:style-name="T18">null vs 0</text:span></text:p>
      <text:p text:style-name="P15"><text:tab/><text:tab/><text:tab/> <text:s text:c="4"/>alert( null &gt; 0 ) <text:tab/><text:tab/><text:tab/>// false</text:p>
      <text:p text:style-name="P15"><text:tab/><text:tab/><text:tab/> <text:s text:c="4"/>alert( null == 0 )<text:tab/><text:tab/><text:tab/>// false</text:p>
      <text:p text:style-name="P15"><text:tab/><text:tab/><text:tab/> <text:s text:c="4"/>alert( null &gt;= 0 )<text:tab/><text:tab/><text:tab/>// true</text:p>
      <text:p text:style-name="P15"/>
      <text:p text:style-name="P9"><text:span text:style-name="T16">Reason: </text:span><text:span text:style-name="T43">Mathematically, that’s strange. The last result states that ‘null’ is greater than or euqual to zero, so in one of the comparisons above it must be </text:span><text:span text:style-name="T18">true</text:span><text:span text:style-name="T43">, but they are both false.</text:span></text:p>
      <text:p text:style-name="P15"/>
      <text:p text:style-name="P9"><text:span text:style-name="T43">The reason is that an equality check </text:span><text:span text:style-name="T18">==</text:span><text:span text:style-name="T43"> and comparsion </text:span><text:span text:style-name="T18">&gt; &lt; &gt;= &lt;=</text:span><text:span text:style-name="T43"> work differently. Comparisons convert null to a number, treating it as 0. That’s why</text:span><text:span text:style-name="T18"> null&gt;=0 is true</text:span><text:span text:style-name="T43"> and </text:span><text:span text:style-name="T18">null &gt; 0 is false</text:span><text:span text:style-name="T43">.</text:span></text:p>
      <text:p text:style-name="P15"/>
      <text:p text:style-name="P10"><text:span text:style-name="T43">On the other hand, the equality </text:span><text:span text:style-name="T18">check == for undefined and null is defined such that, without any conversions, they equal each other and don’t equal anything else</text:span><text:span text:style-name="T43">. That’s why null == 0 is false.</text:span></text:p>
      <text:p text:style-name="P16"/>
      <text:p text:style-name="P10"><text:span text:style-name="T43">11. </text:span><text:span text:style-name="T32">Comparison operators</text:span><text:span text:style-name="T43"> return a </text:span><text:span text:style-name="T32">Boolean-value</text:span><text:span text:style-name="T43">.</text:span></text:p>
      <text:p text:style-name="P10"><text:span text:style-name="T43"><text:tab/></text:span><text:span text:style-name="T16">Ex:</text:span><text:span text:style-name="T43"> ‘2’ &gt; ‘12’ ===&gt; True</text:span></text:p>
      <text:p text:style-name="P10"><text:span text:style-name="T43"><text:tab/></text:span><text:span text:style-name="T46">lexographical</text:span><text:span text:style-name="T43"> order used for comparison here.</text:span></text:p>
      <text:p text:style-name="P10"><text:span text:style-name="T43"><text:tab/>Dictionary comparison, first</text:span><text:span text:style-name="T18"> char ‘2’ </text:span><text:span text:style-name="T43">is greather than first </text:span><text:span text:style-name="T18">char ‘1</text:span><text:span text:style-name="T43">’</text:span></text:p>
      <text:p text:style-name="P16"/>
      <text:p text:style-name="P16">12. When values of different types are compared, they get converted to</text:p>
      <text:p text:style-name="P16"><text:s text:c="7"/>numbers.</text:p>
      <text:p text:style-name="P16"/>
      <text:p text:style-name="P16"><text:soft-page-break/>13. <text:s/><text:span text:style-name="T52">Due to safety reason, Js forbids using ?? (null coalescing operator)</text:span></text:p>
      <text:p text:style-name="P16"><text:tab/><text:span text:style-name="T52">together with &amp;&amp; and || operators, unless the precedence is explicitly</text:span></text:p>
      <text:p text:style-name="P16"><text:tab/><text:span text:style-name="T47">specified with parantheses</text:span><text:span text:style-name="T52">.</text:span></text:p>
      <text:p text:style-name="P16"><text:tab/><text:span text:style-name="T52">i.e </text:span><text:span text:style-name="T51">It will give error</text:span><text:span text:style-name="T52"> :</text:span></text:p>
      <text:p text:style-name="P16"><text:tab/> <text:s text:c="4"/><text:span text:style-name="T52">let x = </text:span><text:span text:style-name="T20">1 &amp;&amp; 2 ?? 3</text:span><text:span text:style-name="T52">; <text:s text:c="4"/><text:tab/><text:tab/>// </text:span><text:span text:style-name="T20">Syntax Error</text:span></text:p>
      <text:p text:style-name="P16"/>
      <text:p text:style-name="P17">14. <text:s/><text:span text:style-name="T53">A variable declared inside a function is only visible inside that func.</text:span></text:p>
      <text:p text:style-name="P17"/>
      <text:p text:style-name="P18">15. <text:s/><text:span text:style-name="T54">It’s a </text:span><text:span text:style-name="T21">good practice to minimize the use of gloabl variables</text:span><text:span text:style-name="T54">. Modern</text:span></text:p>
      <text:p text:style-name="P18"><text:s text:c="6"/><text:span text:style-name="T54">code has few or no globals. Most variables reside in their functions.</text:span></text:p>
      <text:p text:style-name="P18"/>
      <text:p text:style-name="P19">16. <text:s/><text:span text:style-name="T13">Function</text:span><text:span text:style-name="T55">: </text:span><text:span text:style-name="T48">Default vaues</text:span></text:p>
      <text:p text:style-name="P19"><text:tab/><text:span text:style-name="T55">If a parameter is not provide, then its value becomes </text:span><text:span text:style-name="T56">undefiend</text:span><text:span text:style-name="T55">.</text:span></text:p>
      <text:p text:style-name="P19"><text:tab/><text:span text:style-name="T13">Ex</text:span><text:span text:style-name="T55">: function sum (a, </text:span><text:span text:style-name="T22">b</text:span><text:span text:style-name="T55">) {</text:span></text:p>
      <text:p text:style-name="P19"><text:tab/><text:tab/><text:tab/><text:span text:style-name="T55">alert(</text:span><text:span text:style-name="T22">b</text:span><text:span text:style-name="T55">);<text:tab/><text:tab/><text:tab/>// </text:span><text:span text:style-name="T48">undefined</text:span></text:p>
      <text:p text:style-name="P19"><text:tab/><text:tab/><text:tab/><text:span text:style-name="T55">}</text:span></text:p>
      <text:p text:style-name="P19"><text:tab/><text:tab/><text:span text:style-name="T55">sum(5);<text:tab/><text:tab/><text:tab/><text:tab/>// </text:span><text:span text:style-name="T48">Ony when value passed</text:span></text:p>
      <text:p text:style-name="P27"/>
      <text:p text:style-name="P23"><text:s/><text:tab/><text:span text:style-name="T57">We can </text:span><text:span text:style-name="T49">provide the default value too</text:span><text:span text:style-name="T57">,</text:span></text:p>
      <text:p text:style-name="P23"><text:tab/><text:span text:style-name="T57">i.e function sum (a, </text:span><text:span text:style-name="T23">b = ‘9’</text:span><text:span text:style-name="T57">) {</text:span></text:p>
      <text:p text:style-name="P23"><text:tab/><text:tab/><text:tab/><text:span text:style-name="T57">alert(b);</text:span></text:p>
      <text:p text:style-name="P23"><text:tab/><text:tab/><text:tab/><text:span text:style-name="T57">}</text:span></text:p>
      <text:p text:style-name="P23"><text:tab/><text:tab/><text:span text:style-name="T57">sum(5)</text:span></text:p>
      <text:p text:style-name="P23"/>
      <text:p text:style-name="P24">17. <text:span text:style-name="T58">If </text:span><text:span text:style-name="T24">a function does not return a value</text:span><text:span text:style-name="T58">, it is the same as if it returns</text:span></text:p>
      <text:p text:style-name="P24"><text:s text:c="6"/><text:span text:style-name="T30">undefined</text:span><text:span text:style-name="T58">.</text:span></text:p>
      <text:p text:style-name="P24"><text:tab/><text:span text:style-name="T58">Ex: function doNothing() { <text:s text:c="2"/>}</text:span></text:p>
      <text:p text:style-name="P24"><text:tab/> <text:s text:c="5"/><text:span text:style-name="T58">alert( </text:span><text:span text:style-name="T24">doNothing() == undefined</text:span><text:span text:style-name="T58"> ); <text:s/><text:tab/><text:tab/>// True</text:span></text:p>
      <text:p text:style-name="P16"/>
      <text:p text:style-name="P16"><text:tab/><text:span text:style-name="T58">And</text:span></text:p>
      <text:p text:style-name="P16"><text:tab/><text:tab/><text:span text:style-name="T58">An </text:span><text:span text:style-name="T30">empy return</text:span><text:span text:style-name="T58"> is also the same as </text:span><text:span text:style-name="T30">return undefined</text:span><text:span text:style-name="T58">.</text:span></text:p>
      <text:p text:style-name="P16"><text:tab/><text:tab/><text:span text:style-name="T58">Ex: function doNothing() { </text:span><text:span text:style-name="T24">return</text:span><text:span text:style-name="T58">; }</text:span></text:p>
      <text:p text:style-name="P16"><text:tab/><text:tab/> <text:s text:c="5"/><text:span text:style-name="T58">alert( </text:span><text:span text:style-name="T24">doNothing() == undefined</text:span><text:span text:style-name="T58"> ); <text:tab/>// True</text:span></text:p>
      <text:p text:style-name="P16"/>
      <text:p text:style-name="P16"/>
      <text:p text:style-name="P28">18. <text:s/><text:span text:style-name="T59">In JavaScript, a function is not a ‘magical language structure’, but a</text:span></text:p>
      <text:p text:style-name="P29"><text:s text:c="7"/><text:span text:style-name="T59">special kind of value. </text:span><text:span text:style-name="T60">They can be assigned, copied or declared in</text:span></text:p>
      <text:p text:style-name="P29"><text:span text:style-name="T59"><text:s text:c="7"/></text:span><text:span text:style-name="T60">any place of the code.</text:span></text:p>
      <text:p text:style-name="P29"><text:span text:style-name="T59"><text:tab/></text:span></text:p>
      <text:p text:style-name="P28"><text:soft-page-break/><text:s text:c="7"/><text:span text:style-name="T14">Example</text:span><text:span text:style-name="T59">: function</text:span><text:span text:style-name="T25"> sayHi</text:span><text:span text:style-name="T59">() {</text:span></text:p>
      <text:p text:style-name="P28"><text:tab/><text:tab/><text:tab/><text:tab/><text:span text:style-name="T59">alert(‘Hello’); }</text:span></text:p>
      <text:p text:style-name="P16"><text:tab/><text:span text:style-name="T59">let func = </text:span><text:span text:style-name="T25">sayHi</text:span><text:span text:style-name="T59">;<text:tab/><text:tab/>// copy</text:span></text:p>
      <text:p text:style-name="P16"><text:tab/><text:span text:style-name="T59">func();<text:tab/><text:tab/><text:tab/><text:tab/>// Hello</text:span></text:p>
      <text:p text:style-name="P16"><text:tab/><text:span text:style-name="T59">sayHi();<text:tab/><text:tab/><text:tab/><text:tab/>// Hello</text:span></text:p>
      <text:p text:style-name="P16"/>
      <text:p text:style-name="P16"/>
      <text:p text:style-name="P16"><text:tab/><text:span text:style-name="T34">Behind the Scenes</text:span><text:span text:style-name="T59">: The function </text:span><text:span text:style-name="T25">declaration creates the function</text:span></text:p>
      <text:p text:style-name="P16"><text:tab/><text:tab/><text:tab/><text:tab/> <text:s text:c="6"/><text:span text:style-name="T59">and </text:span><text:span text:style-name="T25">puts it into the variable named sayHi</text:span><text:span text:style-name="T59">.</text:span></text:p>
      <text:p text:style-name="P16"/>
      <text:p text:style-name="P16"><text:s/><text:tab/><text:span text:style-name="T59">The above example is same as :</text:span></text:p>
      <text:p text:style-name="P16"><text:tab/><text:tab/><text:tab/><text:tab/><text:span text:style-name="T59">let sayHi = function {</text:span></text:p>
      <text:p text:style-name="P16"><text:tab/><text:tab/><text:tab/><text:tab/><text:tab/><text:tab/><text:tab/><text:span text:style-name="T59">alert(‘Hello’);</text:span></text:p>
      <text:p text:style-name="P16"><text:tab/><text:tab/><text:tab/><text:tab/><text:tab/><text:tab/><text:tab/><text:span text:style-name="T59">};</text:span></text:p>
      <text:p text:style-name="P16"><text:tab/><text:tab/><text:tab/><text:tab/><text:span text:style-name="T59">let func = </text:span><text:span text:style-name="T25">sayHi</text:span><text:span text:style-name="T59">;</text:span></text:p>
      <text:p text:style-name="P16"/>
      <text:p text:style-name="P31">19. If the function has parameters/arguments as function, Then those</text:p>
      <text:p text:style-name="P31"><text:s text:c="6"/>arguments are called <text:span text:style-name="T33">callback functions</text:span> or just <text:span text:style-name="T33">callbacks</text:span>.</text:p>
      <text:p text:style-name="P31"/>
      <text:p text:style-name="P31">20. <text:span text:style-name="T11">Function Decalaration</text:span> : A function, declaraed as a separate statement,</text:p>
      <text:p text:style-name="P31"><text:tab/><text:tab/><text:tab/><text:tab/><text:tab/> <text:s/>in the main code flow.</text:p>
      <text:p text:style-name="P31"><text:s text:c="6"/><text:span text:style-name="T11">Function Expression</text:span>: <text:s/>A function, created inside an expression or </text:p>
      <text:p text:style-name="P31"><text:tab/><text:tab/><text:tab/><text:tab/><text:tab/>inside another syntax construct.</text:p>
      <text:p text:style-name="P31"/>
      <text:p text:style-name="P31"><text:s text:c="4"/>The more subtle difference is when a function is created by the </text:p>
      <text:p text:style-name="P31"><text:s text:c="4"/><text:span text:style-name="T17">Javascript Engine</text:span>.</text:p>
      <text:p text:style-name="P31"/>
      <text:p text:style-name="P31"><text:s text:c="4"/>A <text:span text:style-name="T50">Function Expression</text:span> is <text:span text:style-name="T26">created</text:span> <text:span text:style-name="T26">when the execution reaches it</text:span> and is</text:p>
      <text:p text:style-name="P31"><text:s text:c="4"/>usable only from that moment.</text:p>
      <text:p text:style-name="P31"/>
      <text:p text:style-name="P31"><text:s text:c="4"/>A <text:span text:style-name="T50">Function Declaration</text:span> can be <text:span text:style-name="T26">called earlier than it is defined</text:span>.</text:p>
      <text:p text:style-name="P31"/>
      <text:p text:style-name="P31"><text:s text:c="3"/><text:span text:style-name="T60">i.e <text:s/>a global Function Declaration is visible in the whole script, no matter</text:span></text:p>
      <text:p text:style-name="P31"><text:tab/><text:span text:style-name="T60">where it is. That’s due to internal algorithms, When </text:span><text:span text:style-name="T28">Javascrip prepare</text:span></text:p>
      <text:p text:style-name="P31"><text:tab/><text:span text:style-name="T28">to run the scrip</text:span><text:span text:style-name="T60">t, it first looks for </text:span><text:span text:style-name="T35">global Function Declaration</text:span><text:span text:style-name="T60"> in it.</text:span></text:p>
      <text:p text:style-name="P31"><text:tab/><text:span text:style-name="T60">and creates the function, think of it as an ‘</text:span><text:span text:style-name="T31">Initialization Stage</text:span><text:span text:style-name="T60">’.</text:span></text:p>
      <text:p text:style-name="P31"/>
      <text:p text:style-name="P31"><text:s text:c="2"/><text:tab/><text:span text:style-name="T60">And after all the </text:span><text:span text:style-name="T35">Function Decalarations</text:span><text:span text:style-name="T60"> are processed, the code is</text:span></text:p>
      <text:p text:style-name="P31"><text:tab/><text:span text:style-name="T60">executed. So it has access to these functions.</text:span></text:p>
      <text:p text:style-name="P31"><text:soft-page-break/></text:p>
      <text:p text:style-name="P32"><text:s text:c="2"/></text:p>
      <text:p text:style-name="P32"><text:span text:style-name="T35">NOTE</text:span><text:span text:style-name="T60">: In strict mode, when a </text:span><text:span text:style-name="T35">Function Decalaration</text:span><text:span text:style-name="T60"> is </text:span><text:span text:style-name="T28">within a code</text:span><text:span text:style-name="T60"> </text:span></text:p>
      <text:p text:style-name="P31"><text:tab/> <text:s text:c="4"/><text:span text:style-name="T28">block</text:span><text:span text:style-name="T60">, it’s </text:span><text:span text:style-name="T28">visible everywhere inside the block</text:span><text:span text:style-name="T60">.But not outside</text:span></text:p>
      <text:p text:style-name="P31"><text:tab/> <text:s text:c="4"/><text:span text:style-name="T60">of it.</text:span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5:57:09.547654123</meta:creation-date>
    <dc:date>2020-12-28T17:35:29.238770630</dc:date>
    <meta:editing-duration>PT3H7M16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5" meta:paragraph-count="112" meta:word-count="903" meta:character-count="5398" meta:non-whitespace-character-count="4222"/>
  </office:meta>
</office:document-meta>
</file>